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283c21" style:font-weight-asian="bold" style:font-weight-complex="bold"/>
    </style:style>
    <style:style style:name="P2" style:family="paragraph" style:parent-style-name="Standard">
      <style:text-properties fo:font-weight="bold" officeooo:rsid="004cd840" officeooo:paragraph-rsid="004cd840" style:font-weight-asian="bold" style:font-weight-complex="bold"/>
    </style:style>
    <style:style style:name="P3" style:family="paragraph" style:parent-style-name="Standard">
      <style:text-properties style:font-name="Liberation Serif" fo:font-size="12pt" fo:font-weight="bold" officeooo:rsid="0025530f" officeooo:paragraph-rsid="0025530f"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officeooo:rsid="0011a318" officeooo:paragraph-rsid="0011a318"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officeooo:rsid="0017708c" officeooo:paragraph-rsid="001af274"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officeooo:rsid="0065ca92" officeooo:paragraph-rsid="001af274" style:font-size-asian="12pt" style:font-size-complex="12pt"/>
    </style:style>
    <style:style style:name="P7" style:family="paragraph" style:parent-style-name="Standard">
      <style:text-properties officeooo:paragraph-rsid="004091ff"/>
    </style:style>
    <style:style style:name="P8" style:family="paragraph" style:parent-style-name="Standard">
      <style:text-properties fo:font-size="12pt" officeooo:rsid="003cf0fe" officeooo:paragraph-rsid="004091ff" style:font-size-asian="12pt" style:font-size-complex="12pt"/>
    </style:style>
    <style:style style:name="P9" style:family="paragraph" style:parent-style-name="Standard">
      <style:text-properties officeooo:paragraph-rsid="006fc685"/>
    </style:style>
    <style:style style:name="P10" style:family="paragraph" style:parent-style-name="Standard">
      <style:paragraph-properties fo:text-align="end" style:justify-single-word="false"/>
      <style:text-properties officeooo:rsid="0076f992" officeooo:paragraph-rsid="0076f992"/>
    </style:style>
    <style:style style:name="P11" style:family="paragraph" style:parent-style-name="Standard">
      <style:text-properties officeooo:paragraph-rsid="007c41b8"/>
    </style:style>
    <style:style style:name="P12" style:family="paragraph" style:parent-style-name="Standard">
      <style:text-properties officeooo:paragraph-rsid="0080b5ee"/>
    </style:style>
    <style:style style:name="P13" style:family="paragraph" style:parent-style-name="Standard">
      <style:paragraph-properties fo:margin-top="0.0398in" fo:margin-bottom="0.0398in" loext:contextual-spacing="false"/>
      <style:text-properties fo:font-weight="normal" officeooo:rsid="004472b2" officeooo:paragraph-rsid="00461610" style:font-weight-asian="normal" style:font-weight-complex="normal"/>
    </style:style>
    <style:style style:name="P14" style:family="paragraph" style:parent-style-name="Standard">
      <style:paragraph-properties fo:margin-top="0.0398in" fo:margin-bottom="0.0398in" loext:contextual-spacing="false"/>
      <style:text-properties fo:font-weight="normal" officeooo:rsid="004472b2" officeooo:paragraph-rsid="00496e3c" style:font-weight-asian="normal" style:font-weight-complex="normal"/>
    </style:style>
    <style:style style:name="P15" style:family="paragraph" style:parent-style-name="Standard">
      <style:paragraph-properties fo:margin-top="0.0398in" fo:margin-bottom="0.0398in" loext:contextual-spacing="false"/>
      <style:text-properties fo:font-weight="bold" officeooo:rsid="003cf0fe" officeooo:paragraph-rsid="003cf0fe" style:font-weight-asian="bold" style:font-weight-complex="bold"/>
    </style:style>
    <style:style style:name="P16" style:family="paragraph" style:parent-style-name="Standard">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4472b2" officeooo:paragraph-rsid="004472b2" style:font-size-asian="12pt" style:font-weight-asian="normal" style:font-size-complex="12pt" style:font-weight-complex="normal"/>
    </style:style>
    <style:style style:name="P17" style:family="paragraph" style:parent-style-name="Standard">
      <style:paragraph-properties fo:margin-top="0in" fo:margin-bottom="0in" loext:contextual-spacing="false"/>
      <style:text-properties fo:font-weight="normal" officeooo:rsid="004472b2" officeooo:paragraph-rsid="00461610" style:font-weight-asian="normal" style:font-weight-complex="normal"/>
    </style:style>
    <style:style style:name="P18" style:family="paragraph" style:parent-style-name="Standard">
      <style:paragraph-properties fo:text-align="end" style:justify-single-word="false"/>
      <style:text-properties officeooo:rsid="0076f992" officeooo:paragraph-rsid="0076f992"/>
    </style:style>
    <style:style style:name="P19" style:family="paragraph" style:parent-style-name="Standard" style:master-page-name="">
      <loext:graphic-properties draw:fill="none"/>
      <style:paragraph-properties fo:margin-left="0.1252in" fo:margin-right="0in" fo:text-indent="-0.1252in" style:auto-text-indent="false" style:page-number="auto" fo:background-color="transparent"/>
      <style:text-properties fo:font-size="12pt" officeooo:paragraph-rsid="005abe5b" style:font-size-asian="12pt" style:font-size-complex="12pt"/>
    </style:style>
    <style:style style:name="P20" style:family="paragraph" style:parent-style-name="Text_20_body">
      <style:paragraph-properties fo:margin-top="0in" fo:margin-bottom="0in" loext:contextual-spacing="false"/>
      <style:text-properties fo:font-weight="normal" officeooo:rsid="004472b2" officeooo:paragraph-rsid="004b9411" style:font-weight-asian="normal" style:font-weight-complex="normal"/>
    </style:style>
    <style:style style:name="P21" style:family="paragraph" style:parent-style-name="Heading_20_3">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461610" officeooo:paragraph-rsid="00461610" style:font-size-asian="12pt" style:font-weight-asian="normal" style:font-size-complex="12pt" style:font-weight-complex="normal"/>
    </style:style>
    <style:style style:name="T1" style:family="text">
      <style:text-properties fo:font-variant="normal" fo:text-transform="none" fo:color="#000000" style:font-name="Liberation Serif" fo:font-size="12pt" fo:letter-spacing="normal" fo:font-style="normal" fo:font-weight="normal" officeooo:rsid="0011a318"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17708c"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af274"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cbdb9"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e5fba"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60c24"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83c21"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a5bfd"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e7148"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344557"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372689"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3829f9"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383bbe"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3964d8"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fec4c"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091ff"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4b9411"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57c278"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ea0d1"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4cd840"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7c41b8"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869e2c"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4472b2"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officeooo:rsid="007c09ae"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fo:font-weight="normal" officeooo:rsid="007c41b8"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style:font-size-asian="12pt" style:font-size-complex="12pt"/>
    </style:style>
    <style:style style:name="T27" style:family="text">
      <style:text-properties fo:font-variant="normal" fo:text-transform="none" fo:color="#000000" style:font-name="Liberation Serif" fo:font-size="12pt" fo:letter-spacing="normal" fo:font-style="normal" officeooo:rsid="0017708c" style:font-size-asian="12pt" style:font-size-complex="12pt"/>
    </style:style>
    <style:style style:name="T28" style:family="text">
      <style:text-properties fo:font-variant="normal" fo:text-transform="none" fo:color="#000000" style:font-name="Liberation Serif" fo:font-size="12pt" fo:letter-spacing="normal" fo:font-style="normal" officeooo:rsid="00283c21" style:font-size-asian="12pt" style:font-size-complex="12pt"/>
    </style:style>
    <style:style style:name="T29" style:family="text">
      <style:text-properties fo:font-variant="normal" fo:text-transform="none" fo:color="#000000" style:font-name="Liberation Serif" fo:font-size="12pt" fo:letter-spacing="normal" fo:font-style="normal" officeooo:rsid="002a3a84" style:font-size-asian="12pt" style:font-size-complex="12pt"/>
    </style:style>
    <style:style style:name="T30" style:family="text">
      <style:text-properties fo:font-variant="normal" fo:text-transform="none" fo:color="#000000" style:font-name="Liberation Serif" fo:font-size="12pt" fo:letter-spacing="normal" fo:font-style="normal" officeooo:rsid="002a5bfd" style:font-size-asian="12pt" style:font-size-complex="12pt"/>
    </style:style>
    <style:style style:name="T31" style:family="text">
      <style:text-properties fo:font-variant="normal" fo:text-transform="none" fo:color="#000000" style:font-name="Liberation Serif" fo:font-size="12pt" fo:letter-spacing="normal" fo:font-style="normal" officeooo:rsid="003e7e6f" style:font-size-asian="12pt" style:font-size-complex="12pt"/>
    </style:style>
    <style:style style:name="T32" style:family="text">
      <style:text-properties fo:font-variant="normal" fo:text-transform="none" fo:color="#000000" style:font-name="Liberation Serif" fo:font-size="12pt" fo:letter-spacing="normal" fo:font-style="normal" officeooo:rsid="00461610" style:font-size-asian="12pt" style:font-size-complex="12pt"/>
    </style:style>
    <style:style style:name="T33" style:family="text">
      <style:text-properties fo:font-variant="normal" fo:text-transform="none" fo:color="#000000" style:font-name="Liberation Serif" fo:font-size="12pt" fo:letter-spacing="normal" fo:font-style="normal" officeooo:rsid="00496e3c" style:font-size-asian="12pt" style:font-size-complex="12pt"/>
    </style:style>
    <style:style style:name="T34" style:family="text">
      <style:text-properties fo:font-variant="normal" fo:text-transform="none" fo:color="#000000" style:font-name="Liberation Serif" fo:font-size="12pt" fo:letter-spacing="normal" fo:font-style="normal" officeooo:rsid="004b9411"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officeooo:rsid="00461610" style:font-size-asian="12pt" style:font-size-complex="12pt"/>
    </style:style>
    <style:style style:name="T36" style:family="text">
      <style:text-properties fo:font-variant="normal" fo:text-transform="none" fo:color="#000000" style:font-name="Liberation Serif" fo:letter-spacing="normal" fo:font-style="normal" fo:font-weight="normal" officeooo:rsid="003fec4c" style:font-weight-asian="bold" style:font-weight-complex="bold"/>
    </style:style>
    <style:style style:name="T37" style:family="text">
      <style:text-properties fo:font-variant="normal" fo:text-transform="none" fo:color="#000000" style:font-name="Liberation Serif" fo:letter-spacing="normal" fo:font-style="normal" fo:font-weight="normal" officeooo:rsid="00442fd0" style:font-weight-asian="bold" style:font-weight-complex="bold"/>
    </style:style>
    <style:style style:name="T38" style:family="text">
      <style:text-properties fo:font-variant="normal" fo:text-transform="none" fo:color="#000000" style:font-name="Liberation Serif" fo:letter-spacing="normal" fo:font-style="normal" fo:font-weight="normal" officeooo:rsid="003fec4c"/>
    </style:style>
    <style:style style:name="T39" style:family="text">
      <style:text-properties fo:font-variant="normal" fo:text-transform="none" fo:color="#000000" style:font-name="Liberation Serif" fo:letter-spacing="normal" fo:font-style="normal" fo:font-weight="normal" officeooo:rsid="004091ff"/>
    </style:style>
    <style:style style:name="T40" style:family="text">
      <style:text-properties fo:font-variant="normal" fo:text-transform="none" fo:color="#000000" style:text-position="super 58%" style:font-name="Liberation Serif" fo:letter-spacing="normal" fo:font-style="normal" fo:font-weight="normal" officeooo:rsid="00442fd0" style:font-weight-asian="bold" style:font-weight-complex="bold"/>
    </style:style>
    <style:style style:name="T41" style:family="text">
      <style:text-properties fo:font-variant="normal" fo:text-transform="none" fo:color="#000000" style:text-position="super 58%" style:font-name="Liberation Serif" fo:letter-spacing="normal" fo:font-style="normal" fo:font-weight="normal" officeooo:rsid="004091ff"/>
    </style:style>
    <style:style style:name="T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3c21" style:text-blinking="false" fo:background-color="#ffffff" loext:char-shading-value="0" style:font-size-asian="12pt" style:font-size-complex="12pt"/>
    </style:style>
    <style:style style:name="T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d840"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e687b"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fbc91" style:text-blinking="false" fo:background-color="#ffffff"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0e77a" style:text-blinking="false" fo:background-color="#ffffff"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b2d23" style:text-blinking="false" fo:background-color="#ffffff"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5191" style:text-blinking="false" fo:background-color="#ffffff" loext:char-shading-value="0" style:font-size-asian="12pt" style:font-size-complex="12pt"/>
    </style:style>
    <style:style style:name="T49" style:family="text">
      <style:text-properties fo:font-variant="normal" fo:text-transform="none" fo:color="#222222" style:font-name="Liberation Serif" fo:font-size="12pt" fo:letter-spacing="normal" fo:font-style="normal" fo:font-weight="normal" officeooo:rsid="00283c21" style:font-size-asian="12pt" style:font-size-complex="12pt"/>
    </style:style>
    <style:style style:name="T50" style:family="text">
      <style:text-properties fo:font-variant="normal" fo:text-transform="none" fo:color="#222222" style:font-name="Liberation Serif" fo:font-size="12pt" fo:letter-spacing="normal" fo:font-style="normal" fo:font-weight="normal" officeooo:rsid="004ea0d1" style:font-size-asian="12pt" style:font-size-complex="12pt"/>
    </style:style>
    <style:style style:name="T51" style:family="text">
      <style:text-properties fo:font-variant="normal" fo:text-transform="none" fo:color="#444444" style:font-name="Liberation Serif" fo:font-size="12pt" fo:letter-spacing="normal" fo:font-style="normal" officeooo:rsid="00461610" style:font-size-asian="12pt" style:font-size-complex="12pt"/>
    </style:style>
    <style:style style:name="T52" style:family="text">
      <style:text-properties style:text-underline-style="none"/>
    </style:style>
    <style:style style:name="T53" style:family="text">
      <style:text-properties fo:color="#000000"/>
    </style:style>
    <style:style style:name="T54" style:family="text">
      <style:text-properties fo:color="#000000" fo:font-size="12pt" officeooo:rsid="003cf0fe" style:font-size-asian="12pt" style:font-size-complex="12pt"/>
    </style:style>
    <style:style style:name="T55" style:family="text">
      <style:text-properties fo:font-size="12pt" style:font-size-asian="12pt" style:font-size-complex="12pt"/>
    </style:style>
    <style:style style:name="T56" style:family="text">
      <style:text-properties fo:font-size="12pt" officeooo:rsid="003cf0fe" style:font-size-asian="12pt" style:font-size-complex="12pt"/>
    </style:style>
    <style:style style:name="T57" style:family="text">
      <style:text-properties officeooo:rsid="007c09a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earch Review</text:p>
      <text:p text:style-name="P3">Fast-forward (FF)</text:p>
      <text:p text:style-name="P11"><text:span text:style-name="T1"><text:tab/>FF is a domain independent planning system. The main heuristic principle was </text:span><text:span text:style-name="T10">based on</text:span><text:span text:style-name="T1"> the HSP system </text:span><text:span text:style-name="T11">(Bonet and Geffner’s Heuristic Search Planne</text:span><text:span text:style-name="T12">r, 1999)</text:span><text:span text:style-name="T1">. </text:span><text:span text:style-name="T4">Both FF and HSP</text:span><text:span text:style-name="T3"> </text:span><text:span text:style-name="T4">relie</text:span><text:span text:style-name="T3"> completely on forward state space search and heuristic evaluation of states by ignoring del</text:span><text:span text:style-name="T5">e</text:span><text:span text:style-name="T3">te lists. </text:span><text:span text:style-name="T5">FF also uses GRAPHPLAN-style algorithm to find an explicit relaxed solution to each search state, employs a novel local search strategy, combining hill-climbing with complete search and employs powerful heuristic pruning techniques which are based on examining relaxed solutions</text:span><text:span text:style-name="T21">(</text:span><text:span text:style-name="T23">Hoffmann and Nebel, 200</text:span><text:span text:style-name="T24">1</text:span><text:span text:style-name="T25">)</text:span><text:span text:style-name="T5">. </text:span><text:span text:style-name="T2">It competed in the fully automated track of the </text:span><text:span text:style-name="T52">2nd International Planning Competition</text:span><text:span text:style-name="T2"> </text:span><text:span text:style-name="T17">(ICAPS Competitions)</text:span><text:span text:style-name="T2">. As a result of the competition, FF was granted “Group A distinguished performance Planning System”, and it also won the Schindler Award for the best performing planning system in the Miconic 10 Elevator domain, ADL track. </text:span><text:span text:style-name="T6">The most successful state-space searcher to date is FF </text:span><text:span text:style-name="T46">(Russel and Norvig, Artificial Intelligence: A modern approach)</text:span><text:span text:style-name="T6">.</text:span></text:p>
      <text:p text:style-name="P6"/>
      <text:p text:style-name="P6"/>
      <text:p text:style-name="P1"><text:span text:style-name="T27">S</text:span><text:span text:style-name="T30">ATP</text:span><text:span text:style-name="T28">lan </text:span><text:span text:style-name="T29">(Planning as Satisfiability)</text:span></text:p>
      <text:p text:style-name="P12"><text:span text:style-name="T8"><text:tab/>SATPlan </text:span><text:span text:style-name="T14">(H. A. Kautz and B. Selman, 1992) </text:span><text:span text:style-name="T49">is a method for </text:span><text:a xlink:type="simple" xlink:href="https://en.wikipedia.org/wiki/Automated_planning" text:style-name="Internet_20_link" text:visited-style-name="Visited_20_Internet_20_Link"><text:span text:style-name="T42">automated planning</text:span></text:a><text:span text:style-name="T49">. It converts the planning problem instance into an instance of the </text:span><text:span text:style-name="T18">b</text:span><text:span text:style-name="T42">oolean satisfiability problem</text:span><text:span text:style-name="T49">, which is then solved using a method for establishing satisfiability</text:span><text:span text:style-name="T7">. </text:span><text:span text:style-name="T9">It not only provides a more flexible framework for stating different kin</text:span><text:span text:style-name="T13">d</text:span><text:span text:style-name="T9">s of constraints on plans, but also more accurately reflects the theory behind modern constraint-based plan</text:span><text:span text:style-name="T22">n</text:span><text:span text:style-name="T9">ing systems. It performs a depth-first search by iteratively trying assignments for variables and backtracking when assignments fail. During the search, large parts of the expression can be eliminated due to the current assignments. The algorithm is complete and reasonably efficient.</text:span></text:p>
      <text:p text:style-name="P5"/>
      <text:p text:style-name="P5"/>
      <text:p text:style-name="P2"><text:span text:style-name="T27">Action Description Language </text:span><text:span text:style-name="T26">(ADL)</text:span></text:p>
      <text:p text:style-name="P9"><text:span text:style-name="T50"><text:tab/></text:span><text:span text:style-name="T19">ADL </text:span><text:span text:style-name="T20">is an </text:span><text:a xlink:type="simple" xlink:href="https://en.wikipedia.org/wiki/Automated_planning_and_scheduling" text:style-name="Internet_20_link" text:visited-style-name="Visited_20_Internet_20_Link"><text:span text:style-name="T43">automated planning </text:span></text:a><text:a xlink:type="simple" xlink:href="https://en.wikipedia.org/wiki/Automated_planning_and_scheduling" text:style-name="Internet_20_link" text:visited-style-name="Visited_20_Internet_20_Link"><text:span text:style-name="T53">l</text:span></text:a><text:span text:style-name="T44">anguage </text:span><text:span text:style-name="T45">proposed by </text:span><text:span text:style-name="T44">Edwin Pednault (a specialist in the field of Data abstraction and modeling who has been an IBM Research Staff Member in the Data Abstraction Research Group since 1996) </text:span><text:span text:style-name="T45">in </text:span><text:span text:style-name="T44">1987. </text:span><text:span text:style-name="T45">The language is considered an improvement over STRIPS </text:span><text:span text:style-name="T47">which </text:span><text:span text:style-name="T45"><text:s/>relaxed some of the STRIPS restrictions and made it possible to encode more realistic problems </text:span><text:span text:style-name="T46">(Russel and Norvig, Artificial Intelligence: A modern approach)</text:span><text:span text:style-name="T45">. ADL expressiveness and complexity lies between the STRIPS language and the situation calculus. </text:span><text:span text:style-name="T48">Despite having more flexibility, ADL can</text:span><text:span text:style-name="T45"> be translated into a STRIPS.</text:span></text:p>
      <text:p text:style-name="P5"/>
      <text:p text:style-name="P5"/>
      <text:p text:style-name="P15"><text:span text:style-name="T27">B</text:span><text:span text:style-name="T26">ib</text:span><text:span text:style-name="T31">l</text:span><text:span text:style-name="T26">iography</text:span></text:p>
      <text:p text:style-name="P19"><text:span text:style-name="T36">R</text:span><text:span text:style-name="T37">ussel, S. and Norving, P., Artificial Intelligence. 3</text:span><text:span text:style-name="T40">rd</text:span><text:span text:style-name="T37"> Edition.</text:span></text:p>
      <text:p text:style-name="P16">Jorg Hoffmann and Bernhard Nebel, 200<text:span text:style-name="T57">1</text:span>. Journal of Artificial Intelligence Research 14</text:p>
      <text:p text:style-name="P13"><text:span text:style-name="T26"><text:tab/></text:span><text:a xlink:type="simple" xlink:href="http://www.cs.toronto.edu/~sheila/2542/s14/A1/hoffmannebel-FF-jair01.pdf" text:style-name="Internet_20_link" text:visited-style-name="Visited_20_Internet_20_Link"><text:span text:style-name="T32">http://www.cs.toronto.edu/~sheila/2542/s14/A1/hoffmannebel-FF-jair01.pdf</text:span></text:a></text:p>
      <text:h text:style-name="P21" text:outline-level="3">ICAPS Competitions</text:h>
      <text:p text:style-name="P20"><text:span text:style-name="T32"><text:tab/></text:span><text:a xlink:type="simple" xlink:href="http://www.icaps-conference.org/index.php/Main/Competitions" text:style-name="Internet_20_link" text:visited-style-name="Visited_20_Internet_20_Link"><text:span text:style-name="T34">http://www.icaps-conference.org/index.php/Main/Competitions</text:span></text:a></text:p>
      <text:p text:style-name="P17"><text:span text:style-name="T51">J. Rintanen. </text:span><text:a xlink:type="simple" xlink:href="https://users.aalto.fi/~rintanj1/papers/Rintanen12AIJ.pdf" text:style-name="Internet_20_link" text:visited-style-name="Visited_20_Internet_20_Link"><text:span text:style-name="T35">Planning as satisfiability: heuristics</text:span></text:a><text:span text:style-name="T51">, Artificial Intelligence Journal, 2012.</text:span></text:p>
      <text:p text:style-name="P14"><text:span text:style-name="T32"><text:tab/></text:span><text:a xlink:type="simple" xlink:href="https://users.aalto.fi/~rintanj1/papers/Rintanen12AIJ.pdf" text:style-name="Internet_20_link" text:visited-style-name="Visited_20_Internet_20_Link"><text:span text:style-name="T33">https://users.aalto.fi/~rintanj1/papers/Rintanen12AIJ.pdf</text:span></text:a></text:p>
      <text:p text:style-name="P8"><text:span text:style-name="T38">Henry Kautz and Bart Selman, </text:span><text:span text:style-name="T39">1992, 10</text:span><text:span text:style-name="T41">th</text:span><text:span text:style-name="T39"> European Conference on Artificial Intelligence (ECAI 92)</text:span></text:p>
      <text:p text:style-name="P7"><text:span text:style-name="T16"><text:tab/></text:span><text:span text:style-name="T15"> </text:span><text:a xlink:type="simple" xlink:href="http://www.cs.cornell.edu/selman/papers/pdf/92.ecai.satplan.pdf" text:style-name="Internet_20_link" text:visited-style-name="Visited_20_Internet_20_Link"><text:span text:style-name="T54">http://www.cs.cornell.edu/selman/papers/pdf/92.ecai.satplan.pdf</text:span></text:a></text:p>
      <text:p text:style-name="P10"><text:span text:style-name="T56"/></text:p>
      <text:p text:style-name="P10"><text:span text:style-name="T56">P</text:span><text:span text:style-name="T55">eeranat Fupongsiri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16:39:19.150116990</meta:creation-date>
    <meta:generator>LibreOffice/5.1.6.2$Linux_X86_64 LibreOffice_project/10m0$Build-2</meta:generator>
    <dc:date>2018-02-10T03:13:53.347137149</dc:date>
    <meta:editing-duration>PT2H36M29S</meta:editing-duration>
    <meta:editing-cycles>104</meta:editing-cycles>
    <meta:document-statistic meta:table-count="0" meta:image-count="0" meta:object-count="0" meta:page-count="1" meta:paragraph-count="18" meta:word-count="419" meta:character-count="3107" meta:non-whitespace-character-count="2697"/>
  </office:meta>
</office:document-meta>
</file>